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7175" officeooo:paragraph-rsid="00177175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253de2" officeooo:paragraph-rsid="00253de2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bold" officeooo:rsid="001ef95a" officeooo:paragraph-rsid="001ef95a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6pt" fo:font-weight="bold" officeooo:rsid="00177175" officeooo:paragraph-rsid="00177175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size="12pt" fo:font-weight="normal" officeooo:rsid="00287ec0" officeooo:paragraph-rsid="00287ec0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29de85" officeooo:paragraph-rsid="0029de85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bold" officeooo:rsid="0029de85" officeooo:paragraph-rsid="0029de85" style:font-size-asian="10.5pt" style:font-weight-asian="bold" style:font-size-complex="12pt" style:font-weight-complex="bold"/>
    </style:style>
    <style:style style:name="T1" style:family="text">
      <style:text-properties officeooo:rsid="00273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orationsdata</text:p>
      <text:p text:style-name="P4"/>
      <text:p text:style-name="P1">Namn :Alexander Gillberg</text:p>
      <text:p text:style-name="P1">PortalID: algi1701</text:p>
      <text:p text:style-name="P1">Laboration <text:span text:style-name="T1">2</text:span></text:p>
      <text:p text:style-name="P1">Visual Studio 2017</text:p>
      <text:p text:style-name="P4"/>
      <text:p text:style-name="P4">Filer</text:p>
      <text:p text:style-name="P3"/>
      <text:p text:style-name="P3">.cpp<text:tab/><text:tab/><text:tab/>.h</text:p>
      <text:p text:style-name="P2">Account.cpp<text:tab/><text:tab/>Account.h</text:p>
      <text:p text:style-name="P2">Bank.cpp<text:tab/><text:tab/>Bank.h</text:p>
      <text:p text:style-name="P2">BankClient.cpp<text:tab/>BankClient.h</text:p>
      <text:p text:style-name="P2">Input.cpp<text:tab/><text:tab/>Input.h</text:p>
      <text:p text:style-name="P2">Main.cpp<text:tab/><text:tab/>MenuItem.h</text:p>
      <text:p text:style-name="P2">Menu.cpp<text:tab/><text:tab/>Menu.h</text:p>
      <text:p text:style-name="P2">TestProgram.cpp<text:tab/>TestProgram.h</text:p>
      <text:p text:style-name="P5"><text:tab/><text:tab/><text:tab/>LongSavingsAccount.h</text:p>
      <text:p text:style-name="P5">SavingsAccount.cpp<text:tab/>SavingsAccount.h</text:p>
      <text:p text:style-name="P5">TransactionAccount.cpp<text:tab/>TransactionAccount.h</text:p>
      <text:p text:style-name="P5"/>
      <text:p text:style-name="P7">Kommentar:</text:p>
      <text:p text:style-name="P7"/>
      <text:p text:style-name="P6">Jag är dessvärre inte jättenöjd med hur denna lab blev utformad. Men i brist på tid så fick resultatet bli som det blev. Lite spagetti-kod över det hela med mindre bra lösningar. Men programmet fungerar i alla fall c: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8:58.998000000</meta:creation-date>
    <dc:date>2018-04-24T09:47:55.952000000</dc:date>
    <meta:editing-duration>PT18M4S</meta:editing-duration>
    <meta:editing-cycles>7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9" meta:word-count="73" meta:character-count="578" meta:non-whitespace-character-count="513"/>
  </office:meta>
</office:document-meta>
</file>